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FM12 frequency tuning</text:h>
      <text:p text:style-name="Text_20_body">When using RFM12 modules from different batches, there can be significant differences between their centre frequencies. This causes lack of range due to a higher bit error rate.</text:p>
      <text:p text:style-name="Text_20_body">The RFM12 modules are able to measure this offset by reading the active value from the AFC circuit. The master can be configured to print the offset it receives on each packet when built with:</text:p>
      <text:p text:style-name="Text_20_body"><text:span text:style-name="Source_20_Text">make FLAGS="-DRFM_TUNING=1 …"</text:span></text:p>
      <text:p text:style-name="Text_20_body">The client is also required to be built with:</text:p>
      <text:p text:style-name="Text_20_body"><text:span text:style-name="Source_20_Text">make RFM="-DRFM_TUNING=1 ..."</text:span></text:p>
      <text:p text:style-name="Text_20_body">On the master, each correctly received packet will result in print out something similar to:</text:p>
      <text:p text:style-name="Text_20_body"><text:span text:style-name="Source_20_Text">@11.05 PKT0011 AFCfc</text:span></text:p>
      <text:p text:style-name="Text_20_body">where:</text:p>
      <text:p text:style-name="Text_20_body">The value after @, e.g. 11, is the address of the radiator valve</text:p>
      <text:p text:style-name="Text_20_body">and the hex number after AFC is the correction that should be put in to the radiator valve eeprom (setting 34).</text:p>
      <text:p text:style-name="Text_20_body">To adjust the frequency for a particular valve, press and hold all three buttons for 3+ seconds. Turn wheel until XX.YY == 34.YY. Then press PROG to change YY to the value after AFC listed for that valve. The radiator value will need rebooting to pick up the new value. After a reboot, the value for AFC reported for that value should be ~0xff → 0x01. If it is still outside of this range, further adjustment by adding on the new reported AFC value from the master to the existing one inside the radiator valve eeprom may be required.</text:p>
      <text:p text:style-name="Text_20_body">The range of values the master can measure are from -16 to +15, i.e. 0xf0 to 0x0f but the client can be adjusted further than this if requir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ource_20_Text" style:display-name="Source Text" style:family="text">
      <style:text-properties style:font-name="Droid Sans Mono" style:font-name-asian="WenQuanYi Micro Hei"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bwa </meta:initial-creator>
    <meta:creation-date>2012-12-19T23:40:19</meta:creation-date>
    <dc:date>2012-12-19T23:54:56</dc:date>
    <dc:creator>tbwa </dc:creator>
    <meta:editing-duration>P0D</meta:editing-duration>
    <meta:editing-cycles>2</meta:editing-cycles>
    <meta:generator>LibreOffice/3.5$Linux_x86 LibreOffice_project/350m1$Build-2</meta:generator>
    <meta:document-statistic meta:table-count="0" meta:image-count="0" meta:object-count="0" meta:page-count="1" meta:paragraph-count="13" meta:word-count="261" meta:character-count="1464" meta:non-whitespace-character-count="1216"/>
  </office:meta>
</office:document-meta>
</file>